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26c" officeooo:paragraph-rsid="000a926c"/>
    </style:style>
    <style:style style:name="P2" style:family="paragraph" style:parent-style-name="Standard">
      <style:text-properties officeooo:rsid="000adebe" officeooo:paragraph-rsid="000adebe"/>
    </style:style>
    <style:style style:name="P3" style:family="paragraph" style:parent-style-name="Standard">
      <style:text-properties officeooo:rsid="000d9688" officeooo:paragraph-rsid="000d9688"/>
    </style:style>
    <style:style style:name="P4" style:family="paragraph" style:parent-style-name="Standard">
      <style:text-properties officeooo:rsid="000df3de" officeooo:paragraph-rsid="000df3de"/>
    </style:style>
    <style:style style:name="T1" style:family="text">
      <style:text-properties officeooo:rsid="000adebe"/>
    </style:style>
    <style:style style:name="T2" style:family="text">
      <style:text-properties officeooo:rsid="000c9825"/>
    </style:style>
    <style:style style:name="T3" style:family="text">
      <style:text-properties officeooo:rsid="000d76b1"/>
    </style:style>
    <style:style style:name="T4" style:family="text">
      <style:text-properties officeooo:rsid="000dfdcc"/>
    </style:style>
    <style:style style:name="T5" style:family="text">
      <style:text-properties officeooo:rsid="000ea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 rendez-vous <text:span text:style-name="T4">appel : sensibilisation aux déchets</text:span></text:p>
      <text:p text:style-name="P1"/>
      <text:p text:style-name="P1">3 ou 4 interventions en classe <text:span text:style-name="T1">avec des séances de 2h qui peuvent être </text:span><text:span text:style-name="T4">rassemblées</text:span></text:p>
      <text:p text:style-name="P1"/>
      <text:p text:style-name="P2">création de poubelle ludiques ? D<text:span text:style-name="T3">ébat mouvant ? Affiches ? </text:span></text:p>
      <text:p text:style-name="P3">Poubelle transformée en panier de basket, poubelle à choix</text:p>
      <text:p text:style-name="P4">C’est à eux qui décidents <text:span text:style-name="T5">(?)</text:span></text:p>
      <text:p text:style-name="P4"/>
      <text:p text:style-name="P4">Créneau d’une demi-heure une heure à prévoir avec la direction <text:span text:style-name="T5">dans l’idéal la semaine du 17 mars</text:span></text:p>
      <text:p text:style-name="P4"/>
      <text:p text:style-name="P2">Plaine commune ne prend pas en charge le matériel, <text:span text:style-name="T2">donc à demander à la direction </text:span><text:span text:style-name="T5">pour budget</text:span></text:p>
      <text:p text:style-name="P1"><text:span text:style-name="T5">idées : </text:span>visite de la régis de quartier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1:55:35.120000000</meta:creation-date>
    <dc:date>2025-03-13T12:05:09.405000000</dc:date>
    <meta:editing-duration>PT9M30S</meta:editing-duration>
    <meta:editing-cycles>8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8" meta:word-count="89" meta:character-count="507" meta:non-whitespace-character-count="424"/>
  </office:meta>
</office:document-meta>
</file>